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0FD00000066E8B3B950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59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end" style:text-autospace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1: <text:line-break/>Pixeloperationen</text:p>
          </draw:text-box>
        </draw:frame>
        <draw:frame presentation:style-name="pr5" draw:text-style-name="P5" draw:layer="layout" svg:width="23.567cm" svg:height="11.8cm" svg:x="0.87cm" svg:y="5.6cm" presentation:class="outline" presentation:user-transformed="true">
          <draw:text-box>
            <text:p text:style-name="P4"><text:span text:style-name="T2">Kontrastspreizung:</text:span></text:p>
            <text:list text:style-name="L2"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2: <text:line-break/>Averaging Filters</text:p>
          </draw:text-box>
        </draw:frame>
        <draw:frame presentation:style-name="pr5" draw:text-style-name="P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3: <text:line-break/>Bildkompressionsmethoden</text:p>
          </draw:text-box>
        </draw:frame>
        <draw:frame presentation:style-name="pr5" draw:text-style-name="P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4: <text:line-break/>Histogrammausgleich</text:p>
          </draw:text-box>
        </draw:frame>
        <draw:frame presentation:style-name="pr5" draw:text-style-name="P5" draw:layer="layout" svg:width="23.567cm" svg:height="11.8cm" svg:x="0.87cm" svg:y="5.6cm" presentation:class="outline" presentation:user-transformed="true">
          <draw:text-box>
            <text:p text:style-name="P4"><text:span text:style-name="T2">Histogramm</text:span></text:p>
          </draw:text-box>
        </draw:frame>
        <draw:frame draw:style-name="gr2" draw:text-style-name="P7" draw:layer="layout" svg:width="6.693cm" svg:height="2.698cm" svg:x="0.981cm" svg:y="6.632cm">
          <draw:image xlink:href="Pictures/10000000000000FD00000066E8B3B950.png" xlink:type="simple" xlink:show="embed" xlink:actuate="onLoad">
            <text:p/>
          </draw:image>
        </draw:frame>
        <draw:frame draw:style-name="standard" draw:layer="layout" svg:width="3.198cm" svg:height="7.775cm" svg:x="4.4cm" svg:y="9.62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 text:style-name="P8">5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2.2cm" svg:height="2.6cm" svg:x="1.6cm" svg:y="9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7" draw:layer="layout" svg:width="2.4cm" svg:height="1.506cm" svg:x="8.1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3.727cm" svg:height="10.78cm" svg:x="11cm" svg:y="6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5<text:line-break/>Aufgabe 5: <text:line-break/>Filter</text:p>
          </draw:text-box>
        </draw:frame>
        <draw:frame presentation:style-name="pr5" draw:text-style-name="P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6">26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6">26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16:10:11.074000000</dc:date>
    <meta:generator>LibreOffice/4.2.3.3$Windows_x86 LibreOffice_project/882f8a0a489bc99a9e60c7905a60226254cb6ff0</meta:generator>
    <meta:editing-duration>PT2H8M58S</meta:editing-duration>
    <meta:editing-cycles>23</meta:editing-cycles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draw:fill-color="#c0c0c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fff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00000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28cm" svg:height="10.781cm" xlink:href="." xlink:type="simple" chart:class="chart:area" chart:style-name="ch1">
        <chart:title svg:x="5.643cm" svg:y="0.351cm" chart:style-name="ch2">
          <text:p>Histogramm</text:p>
        </chart:title>
        <chart:plot-area chart:style-name="ch3" chart:data-source-has-labels="both" svg:x="1.285cm" svg:y="1.775cm" svg:width="11.895cm" svg:height="7.81cm">
          <chartooo:coordinate-region svg:x="2.012cm" svg:y="1.974cm" svg:width="11.074cm" svg:height="6.964cm"/>
          <chart:axis chart:dimension="x" chart:name="primary-x" chart:style-name="ch4" chartooo:axis-type="auto">
            <chartooo:date-scale/>
            <chart:title svg:x="6.513cm" svg:y="9.8cm" chart:style-name="ch5">
              <text:p>Grauwert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6.769cm" chart:style-name="ch7">
              <text:p>rel. Häuffigkeit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area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